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64036991A64.png" manifest:media-type="image/png"/>
  <manifest:file-entry manifest:full-path="Pictures/10000001000005000000061489B22831.png" manifest:media-type="image/png"/>
  <manifest:file-entry manifest:full-path="Pictures/1000000100000A00000006405BBC84F3.png" manifest:media-type="image/png"/>
  <manifest:file-entry manifest:full-path="Pictures/1000000100000500000006146209F1DE.png" manifest:media-type="image/png"/>
  <manifest:file-entry manifest:full-path="Pictures/100000010000050000000614D1DDD2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94d33" officeooo:paragraph-rsid="00194d33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a4b5a" officeooo:paragraph-rsid="001a4b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width="17cm" svg:height="20.666cm" draw:z-index="0"><draw:image xlink:href="Pictures/100000010000050000000614D1DDD248.png" xlink:type="simple" xlink:show="embed" xlink:actuate="onLoad" draw:mime-type="image/png"/></draw:frame><text:s/></text:p>
      <text:p text:style-name="Standard"><text:soft-page-break/><text:s/><draw:frame draw:style-name="fr3" draw:name="Image2" text:anchor-type="char" svg:width="17cm" svg:height="20.666cm" draw:z-index="1"><draw:image xlink:href="Pictures/1000000100000500000006146209F1DE.png" xlink:type="simple" xlink:show="embed" xlink:actuate="onLoad" draw:mime-type="image/png"/></draw:frame><text:s/></text:p>
      <text:p text:style-name="Standard"><draw:frame draw:style-name="fr3" draw:name="Image3" text:anchor-type="char" svg:width="17cm" svg:height="20.666cm" draw:z-index="2"><draw:image xlink:href="Pictures/10000001000005000000061489B22831.png" xlink:type="simple" xlink:show="embed" xlink:actuate="onLoad" draw:mime-type="image/png"/></draw:frame><text:soft-page-break/><text:s/></text:p>
      <text:p text:style-name="Standard"><text:s/></text:p>
      <text:p text:style-name="Standard"/>
      <text:p text:style-name="P2"><draw:frame draw:style-name="fr2" draw:name="Image4" text:anchor-type="char" svg:width="20.937cm" svg:height="13.085cm" draw:z-index="3"><draw:image xlink:href="Pictures/1000000100000A00000006405BBC84F3.png" xlink:type="simple" xlink:show="embed" xlink:actuate="onLoad" draw:mime-type="image/png"/></draw:frame><text:s/></text:p>
      <text:p text:style-name="P3"/>
      <text:p text:style-name="P3"><draw:frame draw:style-name="fr1" draw:name="Image5" text:anchor-type="char" svg:width="20.992cm" svg:height="13.118cm" draw:z-index="4"><draw:image xlink:href="Pictures/1000000100000A000000064036991A6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4d33" officeooo:paragraph-rsid="00194d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2:05:14.923885159</meta:creation-date>
    <dc:date>2025-01-23T10:38:49.098793966</dc:date>
    <meta:editing-duration>PT15M10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5" meta:paragraph-count="6" meta:word-count="3" meta:character-count="27" meta:non-whitespace-character-count="19"/>
  </office:meta>
</office:document-meta>
</file>